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17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8.1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color="#ce181e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9" office:value-type="string" calcext:value-type="string">
            <text:p>12f675</text:p>
          </table:table-cell>
          <table:table-cell table:style-name="ce9" table:number-columns-repeated="3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ic pin</text:p>
          </table:table-cell>
          <table:table-cell table:style-name="ce6"/>
          <table:table-cell table:style-name="ce7" office:value-type="string" calcext:value-type="string">
            <text:p>pickit3(white arrow)</text:p>
          </table:table-cell>
          <table:table-cell table:style-name="ce2" office:value-type="string" calcext:value-type="string">
            <text:p>Cable colour(white arro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P/MCL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lt;-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-&gt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(ground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-&gt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PG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-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wn/g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PG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-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P</text:p>
          </table:table-cell>
          <table:table-cell table:style-name="ce5" office:value-type="string" calcext:value-type="string">
            <text:p>n/a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5:36:06.712536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9T16:11:48.155922996</meta:creation-date>
    <dc:date>2020-08-18T15:38:04.417467308</dc:date>
    <meta:editing-duration>PT10H46M6S</meta:editing-duration>
    <meta:editing-cycles>17</meta:editing-cycles>
    <meta:generator>LibreOffice/6.4.4.2$Linux_X86_64 LibreOffice_project/40$Build-2</meta:generator>
    <meta:document-statistic meta:table-count="1" meta:cell-count="34" meta:object-count="0"/>
  </office:meta>
</office:document-meta>
</file>